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4pt" fo:font-weight="normal" officeooo:rsid="001dd41d" officeooo:paragraph-rsid="001dd41d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Open Sans" fo:font-size="14pt" fo:font-weight="normal" officeooo:rsid="001dd41d" officeooo:paragraph-rsid="00216e34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Open Sans" fo:font-size="14pt" fo:font-weight="normal" officeooo:rsid="001dd41d" officeooo:paragraph-rsid="0025a5eb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Open Sans" fo:font-size="14pt" fo:font-weight="normal" officeooo:rsid="001f7bf7" officeooo:paragraph-rsid="001dd41d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Open Sans" fo:font-size="14pt" fo:font-weight="normal" officeooo:rsid="001f7bf7" officeooo:paragraph-rsid="00216e34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Open Sans" fo:font-size="14pt" fo:font-weight="normal" officeooo:rsid="001f7bf7" officeooo:paragraph-rsid="0025a5eb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Open Sans" fo:font-size="10pt" fo:font-weight="normal" officeooo:rsid="001dd41d" officeooo:paragraph-rsid="001dd41d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style:font-name="Open Sans" fo:font-size="10pt" fo:font-weight="normal" officeooo:rsid="001dd41d" officeooo:paragraph-rsid="001dd41d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style:font-name="Open Sans" fo:font-size="10pt" fo:font-weight="normal" officeooo:rsid="001dd41d" officeooo:paragraph-rsid="00216e34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style:font-name="Open Sans" fo:font-size="10pt" fo:font-weight="normal" officeooo:rsid="001dd41d" officeooo:paragraph-rsid="0025a5eb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text-properties style:font-name="Open Sans" fo:font-size="10pt" fo:font-weight="normal" officeooo:rsid="001dd41d" officeooo:paragraph-rsid="001dd41d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Open Sans" fo:font-size="10pt" fo:font-weight="normal" officeooo:rsid="001dd41d" officeooo:paragraph-rsid="00216e34" style:font-size-asian="10pt" style:font-weight-asian="normal" style:font-size-complex="10pt" style:font-weight-complex="normal"/>
    </style:style>
    <style:style style:name="P13" style:family="paragraph" style:parent-style-name="Standard" style:list-style-name="L4">
      <style:text-properties style:font-name="Open Sans" fo:font-size="10pt" fo:font-weight="normal" officeooo:rsid="001dd41d" officeooo:paragraph-rsid="00216e34" style:font-size-asian="10pt" style:font-weight-asian="normal" style:font-size-complex="10pt" style:font-weight-complex="normal"/>
    </style:style>
    <style:style style:name="P14" style:family="paragraph" style:parent-style-name="Standard" style:list-style-name="L6">
      <style:text-properties style:font-name="Open Sans" fo:font-size="10pt" fo:font-weight="normal" officeooo:rsid="001dd41d" officeooo:paragraph-rsid="00216e34" style:font-size-asian="10pt" style:font-weight-asian="normal" style:font-size-complex="10pt" style:font-weight-complex="normal"/>
    </style:style>
    <style:style style:name="P15" style:family="paragraph" style:parent-style-name="Standard" style:list-style-name="L7">
      <style:text-properties style:font-name="Open Sans" fo:font-size="10pt" fo:font-weight="normal" officeooo:rsid="001dd41d" officeooo:paragraph-rsid="00216e34" style:font-size-asian="10pt" style:font-weight-asian="normal" style:font-size-complex="10pt" style:font-weight-complex="normal"/>
    </style:style>
    <style:style style:name="P16" style:family="paragraph" style:parent-style-name="Standard" style:list-style-name="L8">
      <style:text-properties style:font-name="Open Sans" fo:font-size="10pt" fo:font-weight="normal" officeooo:rsid="001dd41d" officeooo:paragraph-rsid="0025a5eb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Open Sans" fo:font-size="10pt" fo:font-weight="normal" officeooo:rsid="0025a5eb" officeooo:paragraph-rsid="001dd41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Open Sans" fo:font-size="9pt" fo:font-style="italic" fo:font-weight="normal" officeooo:rsid="001dd41d" officeooo:paragraph-rsid="001dd41d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Open Sans" fo:font-size="9pt" fo:font-style="italic" fo:font-weight="normal" officeooo:rsid="001dd41d" officeooo:paragraph-rsid="00216e34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9pt" fo:font-style="italic" fo:font-weight="normal" officeooo:rsid="001dd41d" officeooo:paragraph-rsid="0025a5eb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30pt" fo:font-weight="bold" officeooo:rsid="001dd41d" officeooo:paragraph-rsid="00216e34" style:font-size-asian="30pt" style:font-weight-asian="bold" style:font-size-complex="3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Open Sans" fo:font-size="30pt" fo:font-weight="bold" officeooo:rsid="001dd41d" officeooo:paragraph-rsid="0025a5eb" style:font-size-asian="30pt" style:font-weight-asian="bold" style:font-size-complex="30pt" style:font-weight-complex="bold"/>
    </style:style>
    <style:style style:name="P23" style:family="paragraph" style:parent-style-name="Standard">
      <style:text-properties style:font-name="Open Sans" fo:font-size="12pt" style:text-underline-style="none" fo:font-weight="normal" officeooo:rsid="001f7bf7" officeooo:paragraph-rsid="001f7bf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Open Sans" fo:font-size="12pt" style:text-underline-style="none" fo:font-weight="normal" officeooo:rsid="001f7bf7" officeooo:paragraph-rsid="00216e34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Open Sans" fo:font-size="12pt" style:text-underline-style="none" fo:font-weight="normal" officeooo:rsid="001f7bf7" officeooo:paragraph-rsid="0025a5eb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Open Sans" fo:font-size="16pt" fo:font-weight="normal" officeooo:rsid="001dd41d" officeooo:paragraph-rsid="001f7bf7" style:font-size-asian="16pt" style:font-weight-asian="normal" style:font-size-complex="16pt" style:font-weight-complex="normal"/>
    </style:style>
    <style:style style:name="P27" style:family="paragraph" style:parent-style-name="Standard">
      <style:text-properties style:font-name="Open Sans" fo:font-size="16pt" fo:font-weight="normal" officeooo:rsid="001dd41d" officeooo:paragraph-rsid="00216e34" style:font-size-asian="16pt" style:font-weight-asian="normal" style:font-size-complex="16pt" style:font-weight-complex="normal"/>
    </style:style>
    <style:style style:name="P28" style:family="paragraph" style:parent-style-name="Standard">
      <style:text-properties style:font-name="Open Sans" fo:font-size="16pt" fo:font-weight="normal" officeooo:rsid="001dd41d" officeooo:paragraph-rsid="0025a5eb" style:font-size-asian="16pt" style:font-weight-asian="normal" style:font-size-complex="16pt" style:font-weight-complex="normal"/>
    </style:style>
    <style:style style:name="P29" style:family="paragraph" style:parent-style-name="Standard">
      <style:text-properties style:font-name="Open Sans" fo:font-size="15pt" fo:font-weight="normal" officeooo:rsid="001dd41d" officeooo:paragraph-rsid="0025a5eb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Open Sans" fo:font-size="29pt" fo:font-weight="bold" officeooo:rsid="001dd41d" officeooo:paragraph-rsid="0025a5eb" style:font-size-asian="29pt" style:font-weight-asian="bold" style:font-size-complex="29pt" style:font-weight-complex="bold"/>
    </style:style>
    <style:style style:name="P31" style:family="paragraph" style:parent-style-name="Standard">
      <style:paragraph-properties fo:text-align="center" style:justify-single-word="false" fo:break-before="column"/>
      <style:text-properties style:font-name="Open Sans" fo:font-size="30pt" fo:font-weight="bold" officeooo:rsid="001dd41d" officeooo:paragraph-rsid="00216e34" style:font-size-asian="30pt" style:font-weight-asian="bold" style:font-size-complex="30pt" style:font-weight-complex="bold"/>
    </style:style>
    <style:style style:name="T1" style:family="text">
      <style:text-properties fo:color="#00509e"/>
    </style:style>
    <style:style style:name="T2" style:family="text">
      <style:text-properties officeooo:rsid="001f25d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12pt" style:text-underline-style="none" fo:font-weight="bold" officeooo:rsid="001f25d9" style:font-size-asian="12pt" style:font-weight-asian="bold" style:font-size-complex="12pt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size-asian="14pt"/>
    </style:style>
    <style:style style:name="fr1" style:family="graphic" style:parent-style-name="Frame">
      <style:graphic-properties style:vertical-pos="top" style:vertical-rel="paragraph-content" style:horizontal-pos="center" style:horizontal-rel="paragraph" loext:rel-width-rel="paragraph">
        <style:columns fo:column-count="1" fo:column-gap="0in"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Frame3" text:anchor-type="paragraph" svg:width="3.8299in" style:rel-width="100%" draw:z-index="0"><draw:text-box fo:min-height="0.2in"><text:p text:style-name="P30"><text:span text:style-name="T1">CHALLENGE</text:span> LIGHT</text:p><text:p text:style-name="P20">Fysikklands <text:span text:style-name="T2">tjeneste for monitorering av automatisk slukking av lys</text:span></text:p><text:p text:style-name="P3"/><text:p text:style-name="P29">Husket du å registrere lysslukkingen?</text:p><text:p text:style-name="P25"><text:span text:style-name="T3">Slik gjør du det:</text:span></text:p><text:list xml:id="list365131850" text:style-name="L1"><text:list-item><text:p text:style-name="P10">Navigér til <text:span text:style-name="T4">folk.ntnu.no/hermasl/light</text:span></text:p></text:list-item><text:list-item><text:p text:style-name="P10">Les av det estimerte slukketidspunktet</text:p></text:list-item><text:list-item><text:p text:style-name="P10">Trykk på registreringsknappen <text:span text:style-name="T8">idet</text:span> lyset slukker</text:p></text:list-item></text:list><text:p text:style-name="P6"/><text:p text:style-name="P3"><text:span text:style-name="T9">Husk å abonnere på vår epostliste!</text:span> <text:span text:style-name="T7">Medlemsfordeler:</text:span></text:p><text:list xml:id="list3718465338" text:style-name="L8"><text:list-item><text:p text:style-name="P16">Varsling <text:span text:style-name="T2">ved hver registrering av lysslukking</text:span></text:p></text:list-item><text:list-item><text:p text:style-name="P16">Ekslusiv tilgang til <text:span text:style-name="T2">Fysikklands semesterrapporter</text:span></text:p></text:list-item></text:list></draw:text-box></draw:frame></text:p>
      <text:p text:style-name="P17"><draw:frame draw:style-name="fr1" draw:name="Frame1" text:anchor-type="paragraph" svg:width="3.8299in" style:rel-width="100%" draw:z-index="1"><draw:text-box fo:min-height="0.2in"><text:p text:style-name="P30"><text:span text:style-name="T1">CHALLENGE</text:span> LIGHT</text:p><text:p text:style-name="P20">Fysikklands <text:span text:style-name="T2">tjeneste for monitorering av automatisk slukking av lys</text:span></text:p><text:p text:style-name="P3"/><text:p text:style-name="P29">Husket du å registrere lysslukkingen?</text:p><text:p text:style-name="P25"><text:span text:style-name="T3">Slik gjør du det:</text:span></text:p><text:list xml:id="list153059550684446" text:continue-list="list365131850" text:style-name="L1"><text:list-item text:start-value="1"><text:p text:style-name="P10">Navigér til <text:span text:style-name="T4">folk.ntnu.no/hermasl/light</text:span></text:p></text:list-item><text:list-item><text:p text:style-name="P10">Les av det estimerte slukketidspunktet</text:p></text:list-item><text:list-item><text:p text:style-name="P10">Trykk på registreringsknappen <text:span text:style-name="T8">idet</text:span> lyset slukker</text:p></text:list-item></text:list><text:p text:style-name="P6"/><text:p text:style-name="P3"><text:span text:style-name="T9">Husk å abonnere på vår epostliste!</text:span> <text:span text:style-name="T7">Medlemsfordeler:</text:span></text:p><text:list xml:id="list153060774711972" text:continue-list="list3718465338" text:style-name="L8"><text:list-item><text:p text:style-name="P16">Varsling <text:span text:style-name="T2">ved hver registrering av lysslukking</text:span></text:p></text:list-item><text:list-item><text:p text:style-name="P16">Ekslusiv tilgang til <text:span text:style-name="T2">Fysikklands semesterrapporter</text:span></text:p></text:list-item></text:list></draw:text-box></draw:frame></text:p>
      <text:p text:style-name="P17"><draw:frame draw:style-name="fr1" draw:name="Frame2" text:anchor-type="paragraph" svg:width="3.8299in" style:rel-width="100%" draw:z-index="2"><draw:text-box fo:min-height="0.2in"><text:p text:style-name="P30"><text:span text:style-name="T1">CHALLENGE</text:span> LIGHT</text:p><text:p text:style-name="P20">Fysikklands <text:span text:style-name="T2">tjeneste for monitorering av automatisk slukking av lys</text:span></text:p><text:p text:style-name="P3"/><text:p text:style-name="P29">Husket du å registrere lysslukkingen?</text:p><text:p text:style-name="P25"><text:span text:style-name="T3">Slik gjør du det:</text:span></text:p><text:list xml:id="list153060807374653" text:continue-list="list153059550684446" text:style-name="L1"><text:list-item text:start-value="1"><text:p text:style-name="P10">Navigér til <text:span text:style-name="T4">folk.ntnu.no/hermasl/light</text:span></text:p></text:list-item><text:list-item><text:p text:style-name="P10">Les av det estimerte slukketidspunktet</text:p></text:list-item><text:list-item><text:p text:style-name="P10">Trykk på registreringsknappen <text:span text:style-name="T8">idet</text:span> lyset slukker</text:p></text:list-item></text:list><text:p text:style-name="P6"/><text:p text:style-name="P3"><text:span text:style-name="T9">Husk å abonnere på vår epostliste!</text:span> <text:span text:style-name="T7">Medlemsfordeler:</text:span></text:p><text:list xml:id="list153061066804368" text:continue-list="list153060774711972" text:style-name="L8"><text:list-item><text:p text:style-name="P16">Varsling <text:span text:style-name="T2">ved hver registrering av lysslukking</text:span></text:p></text:list-item><text:list-item><text:p text:style-name="P16">Ekslusiv tilgang til <text:span text:style-name="T2">Fysikklands semesterrapporter</text:span></text:p></text:list-item></text:list></draw:text-box></draw:frame></text:p>
      <text:p text:style-name="P17"><draw:frame draw:style-name="fr1" draw:name="Frame4" text:anchor-type="paragraph" svg:width="3.8299in" style:rel-width="100%" draw:z-index="3"><draw:text-box fo:min-height="0.2in"><text:p text:style-name="P30"><text:span text:style-name="T1">CHALLENGE</text:span> LIGHT</text:p><text:p text:style-name="P20">Fysikklands <text:span text:style-name="T2">tjeneste for monitorering av automatisk slukking av lys</text:span></text:p><text:p text:style-name="P3"/><text:p text:style-name="P29">Husket du å registrere lysslukkingen?</text:p><text:p text:style-name="P25"><text:span text:style-name="T3">Slik gjør du det:</text:span></text:p><text:list xml:id="list153060207519176" text:continue-list="list153060807374653" text:style-name="L1"><text:list-item text:start-value="1"><text:p text:style-name="P10">Navigér til <text:span text:style-name="T4">folk.ntnu.no/hermasl/light</text:span></text:p></text:list-item><text:list-item><text:p text:style-name="P10">Les av det estimerte slukketidspunktet</text:p></text:list-item><text:list-item><text:p text:style-name="P10">Trykk på registreringsknappen <text:span text:style-name="T8">idet</text:span> lyset slukker</text:p></text:list-item></text:list><text:p text:style-name="P6"/><text:p text:style-name="P3"><text:span text:style-name="T9">Husk å abonnere på vår epostliste!</text:span> <text:span text:style-name="T7">Medlemsfordeler:</text:span></text:p><text:list xml:id="list153060254738877" text:continue-list="list153061066804368" text:style-name="L8"><text:list-item><text:p text:style-name="P16">Varsling <text:span text:style-name="T2">ved hver registrering av lysslukking</text:span></text:p></text:list-item><text:list-item><text:p text:style-name="P16">Ekslusiv tilgang til <text:span text:style-name="T2">Fysikklands semesterrapporter</text:span></text:p></text:list-item></text:list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in" fo:margin-bottom="0.35in" fo:margin-left="0.35in" fo:margin-right="0.35in" fo:border="none" fo:padding="0.0201in" fo:background-color="transparent" style:writing-mode="lr-tb" draw:fill="none" style:footnote-max-height="0in">
        <style:columns fo:column-count="2" fo:column-gap="0.1in">
          <style:column style:rel-width="5529*" fo:start-indent="0in" fo:end-indent="0.05in"/>
          <style:column style:rel-width="5530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4:22:50.904252479</meta:creation-date>
    <meta:generator>LibreOffice/6.1.5.2$Linux_X86_64 LibreOffice_project/10$Build-2</meta:generator>
    <dc:date>2019-12-01T15:27:46.915447187</dc:date>
    <meta:editing-duration>PT38M2S</meta:editing-duration>
    <meta:editing-cycles>10</meta:editing-cycles>
    <meta:print-date>2019-12-01T15:27:54.520440746</meta:print-date>
    <meta:document-statistic meta:table-count="0" meta:image-count="0" meta:object-count="0" meta:page-count="1" meta:paragraph-count="40" meta:word-count="228" meta:character-count="1656" meta:non-whitespace-character-count="1488"/>
  </office:meta>
</office:document-meta>
</file>